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3.3in"/>
    </style:style>
    <style:style style:name="Table1.B" style:family="table-column">
      <style:table-column-properties style:column-width="0.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Table1.A2" style:family="table-cell">
      <style:table-cell-properties style:vertical-align="top" fo:padding="0in" fo:border="none" style:writing-mode="lr-tb"/>
    </style:style>
    <style:style style:name="Table1.4" style:family="table-row">
      <style:table-row-properties style:min-row-height="0.2813in" fo:keep-together="auto"/>
    </style:style>
    <style:style style:name="Table1.A6" style:family="table-cell">
      <style:table-cell-properties style:vertical-align="top" fo:padding="0in" fo:border-left="none" fo:border-right="none" fo:border-top="none" fo:border-bottom="1.5pt solid #000000" style:writing-mode="lr-tb"/>
    </style:style>
    <style:style style:name="Table2" style:family="table">
      <style:table-properties style:width="7in" fo:margin-left="0.0056in" table:align="left" style:writing-mode="lr-tb"/>
    </style:style>
    <style:style style:name="Table2.A" style:family="table-column">
      <style:table-column-properties style:column-width="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0.1193i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text-properties style:font-name-asian="Arial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margin-left="0.5in" fo:margin-right="0in" fo:text-indent="0.5in" style:auto-text-indent="false"/>
    </style:style>
    <style:style style:name="P13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4" style:family="paragraph" style:parent-style-name="Standard" style:list-style-name="WW8Num14"/>
    <style:style style:name="P15" style:family="paragraph" style:parent-style-name="Standard" style:list-style-name="L2">
      <style:text-properties officeooo:rsid="00128f44" officeooo:paragraph-rsid="00128f44"/>
    </style:style>
    <style:style style:name="P16" style:family="paragraph" style:parent-style-name="Standard">
      <style:text-properties officeooo:rsid="00128f44" officeooo:paragraph-rsid="00128f44"/>
    </style:style>
    <style:style style:name="P17" style:family="paragraph" style:parent-style-name="Standard" style:list-style-name="L2">
      <style:text-properties officeooo:rsid="001117bf" officeooo:paragraph-rsid="001117bf"/>
    </style:style>
    <style:style style:name="P18" style:family="paragraph" style:parent-style-name="Standard">
      <style:text-properties officeooo:rsid="001117bf" officeooo:paragraph-rsid="001117bf"/>
    </style:style>
    <style:style style:name="P19" style:family="paragraph" style:parent-style-name="Standard" style:master-page-name="Convert_20_2">
      <style:paragraph-properties fo:text-align="center" style:justify-single-word="false" style:page-number="auto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1">
      <style:text-properties officeooo:rsid="001117bf" officeooo:paragraph-rsid="001117bf"/>
    </style:style>
    <style:style style:name="P22" style:family="paragraph" style:parent-style-name="Heading_20_3">
      <style:text-properties style:text-underline-style="none"/>
    </style:style>
    <style:style style:name="T1" style:family="text">
      <style:text-properties style:font-name-asian="Arial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1117bf"/>
    </style:style>
    <style:style style:name="T7" style:family="text">
      <style:text-properties officeooo:rsid="0012ba5c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section text:style-name="Sect1" text:name="Section1">
        <text:h text:style-name="P21" text:outline-level="1">Extension Scratch Activities</text:h>
        <text:p text:style-name="P4"><text:span text:style-name="T1"><text:s/></text:span>(<text:span text:style-name="T6">1.5 hours)</text:span></text:p>
        <text:p text:style-name="Standard"><text:tab/></text:p>
        <text:p text:style-name="Standard"><text:span text:style-name="Heading_20_2_20_Char">OBJECTIVES:</text:span><text:tab/>1. <text:s/><text:span text:style-name="T6">Fun ways to practice already learned Scratch programming skill</text:span></text:p>
        <text:p text:style-name="P12">2. <text:s/><text:span text:style-name="T6">Consolidate computational thinking skills</text:span></text:p>
        <text:p text:style-name="Standard"/>
        <text:p text:style-name="Standard"><text:span text:style-name="Heading_20_2_20_Char">OVERVIEW FOR TRAINERS:</text:span> <text:span text:style-name="T6">All learning new things with no challenges and no time to consolidate is not good. <text:s/>Here are some activiies to allow you to practice what you have learned and have some fun doing it too.</text:span> <text:s text:c="4"/></text:p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1.1">
            <table:table-cell table:style-name="Table1.A1" office:value-type="string">
              <text:h text:style-name="Heading_20_2" text:outline-level="2">METHOD</text:h>
            </table:table-cell>
            <table:table-cell table:style-name="Table1.A1" office:value-type="string">
              <text:h text:style-name="Heading_20_2" text:outline-level="2">TIME</text:h>
            </table:table-cell>
            <table:table-cell table:style-name="Table1.A1" office:value-type="string">
              <text:h text:style-name="Heading_20_2" text:outline-level="2">KNOWLEDGE</text:h>
            </table:table-cell>
          </table:table-row>
          <table:table-row table:style-name="Table1.1">
            <table:table-cell table:style-name="Table1.A2" office:value-type="string">
              <text:h text:style-name="P22" text:outline-level="3"/>
              <text:p text:style-name="Standard"/>
              <text:p text:style-name="Standard">----SHO questions----</text:p>
              <text:p text:style-name="Standard"><text:span text:style-name="T2">S</text:span><text:span text:style-name="T3"><text:tab/>What do you </text:span><text:span text:style-name="T4">S</text:span><text:span text:style-name="T3">ee and hear?</text:span></text:p>
              <text:p text:style-name="Standard"><text:span text:style-name="T2">H</text:span><text:span text:style-name="T3"><text:tab/>What is </text:span><text:span text:style-name="T4">H</text:span><text:span text:style-name="T3">appening (Problem)?</text:span></text:p>
              <text:p text:style-name="Standard"><text:span text:style-name="T2">O</text:span><text:span text:style-name="T3"><text:tab/>Does it happen in </text:span><text:span text:style-name="T4">O</text:span><text:span text:style-name="T3">ur place?</text:span></text:p>
              <text:p text:style-name="P5"/>
            </table:table-cell>
            <table:table-cell table:style-name="Table1.A2" office:value-type="string">
              <text:p text:style-name="P6"/>
              <text:p text:style-name="P7">5”</text:p>
            </table:table-cell>
            <table:table-cell table:style-name="Table1.A2" office:value-type="string">
              <text:p text:style-name="Standard"><text:tab/><text:tab/></text:p>
            </table:table-cell>
          </table:table-row>
          <table:table-row table:style-name="Table1.1">
            <table:table-cell table:style-name="Table1.A2" office:value-type="string">
              <text:p text:style-name="P16">Extension activity – make a drawing program</text:p>
              <text:list xml:id="list1846902535316691374" text:style-name="L2">
                <text:list-item>
                  <text:p text:style-name="P15">Have squares to choose colors from.</text:p>
                </text:list-item>
                <text:list-item>
                  <text:p text:style-name="P15">Have a way to put the pen down and pick it up.</text:p>
                </text:list-item>
                <text:list-item>
                  <text:p text:style-name="P17">Have some way to make thicker and thinner lines.</text:p>
                </text:list-item>
                <text:list-item>
                  <text:p text:style-name="P17">Add shape drawing (click a button to draw a square, etc.)</text:p>
                </text:list-item>
              </text:list>
              <text:p text:style-name="Standard"/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P18">BasicDrawingProgram.sb</text:p>
              <text:p text:style-name="P18"/>
              <text:p text:style-name="P18">This program will only do color changes, not thickness changes.</text:p>
            </table:table-cell>
          </table:table-row>
          <table:table-row table:style-name="Table1.4">
            <table:table-cell table:style-name="Table1.A2" office:value-type="string">
              <text:p text:style-name="P18">Extension activity – Pressure gauge</text:p>
              <text:p text:style-name="P18"/>
              <text:p text:style-name="P18">Define pressure as a function of depth (d):<text:line-break/>0.1(d)+1 = pressure</text:p>
              <text:p text:style-name="P18"/>
              <text:p text:style-name="P18">Make a program where the fish swims around and calculates the pressure as he swims to different depths. <text:s/>How should you calculate depth?</text:p>
            </table:table-cell>
            <table:table-cell table:style-name="Table1.A2" office:value-type="string">
              <text:p text:style-name="P7">15”</text:p>
            </table:table-cell>
            <table:table-cell table:style-name="Table1.A2" office:value-type="string">
              <text:p text:style-name="Standard"/>
              <text:p text:style-name="Standard"/>
              <text:p text:style-name="Standard"/>
              <text:p text:style-name="Standard"/>
              <text:p text:style-name="Standard"/>
              <text:p text:style-name="P18">Remember 0,0 is in the center so the y coordinates may go from 160 (top) to -160 (bottom).</text:p>
              <text:p text:style-name="P18">Easy to scale the y coordinates if you use:</text:p>
              <text:p text:style-name="P18">d = 320-(y-coordinate). </text:p>
              <text:p text:style-name="P18">Build up an operator that will solve the equation.</text:p>
              <text:p text:style-name="P18">Put the operator in a “Say” block.</text:p>
              <text:p text:style-name="P18">Define the motion (I used random motion).</text:p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Standard"/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Standard"/>
              <text:p text:style-name="Standard"/>
            </table:table-cell>
          </table:table-row>
          <table:table-row table:style-name="Table1.1">
            <table:table-cell table:style-name="Table1.A6" office:value-type="string">
              <text:p text:style-name="Standard"/>
            </table:table-cell>
            <table:table-cell table:style-name="Table1.A6" office:value-type="string">
              <text:p text:style-name="P7">10”</text:p>
            </table:table-cell>
            <table:table-cell table:style-name="Table1.A6" office:value-type="string">
              <text:p text:style-name="Standard"/>
            </table:table-cell>
          </table:table-row>
        </table:table>
        <text:p text:style-name="Standard"><text:span text:style-name="Style_20_Heading_20_4_20__2b__20_Bold_20_Underline_20_Char">ATTITUDE:</text:span> <text:s text:c="2"/></text:p>
        <text:p text:style-name="Standard"><text:span text:style-name="Style_20_Heading_20_4_20__2b__20_Bold_20_Underline_20_Char">SKILL:</text:span> <text:s/><text:span text:style-name="T7">Consolidate previously learned skills</text:span></text:p>
        <text:p text:style-name="Standard"><text:span text:style-name="Style_20_Heading_20_4_20__2b__20_Bold_20_Underline_20_Char">EVALUATION:</text:span> <text:span text:style-name="T7">Was it fun? <text:s/>Did they need to review a lot?</text:span></text:p>
        <text:p text:style-name="Standard"><text:span text:style-name="Style_20_Heading_20_4_20__2b__20_Bold_20_Underline_20_Char">MATERIALS:</text:span><text:tab/><text:span text:style-name="T7">Scratch 1.4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8"/>
            </table:table-cell>
          </table:table-row>
        </table:table>
      </text:section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style:font-name="Verdana" fo:font-family="Verdana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Verdana" style:font-family-complex="Verdana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5.4in" fo:margin-right="0in" fo:text-align="center" style:justify-single-word="false" fo:text-indent="-5.4in" style:auto-text-indent="false" fo:keep-with-next="always">
        <style:tab-stops>
          <style:tab-stop style:position="0in"/>
          <style:tab-stop style:position="0.3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>
        <style:tab-stops>
          <style:tab-stop style:position="0.3in"/>
        </style:tab-stops>
      </style:paragraph-properties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/>
    </style:style>
    <style:style style:name="Heading_20_5" style:display-name="Heading 5" style:family="paragraph" style:parent-style-name="Standard" style:next-style-name="Standard" style:default-outline-level="5" style:list-style-name="WW8Num20" style:class="text">
      <style:paragraph-properties fo:margin-left="0.1598in" fo:margin-right="0in" fo:margin-top="0.0417in" fo:margin-bottom="0.0417in" loext:contextual-spacing="false" fo:text-indent="-0.1299in" style:auto-text-indent="false">
        <style:tab-stops>
          <style:tab-stop style:position="0.1583in"/>
        </style:tab-stops>
      </style:paragraph-properties>
      <style:text-properties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in" fo:margin-right="0in" fo:text-align="justify" style:justify-single-word="false" fo:text-indent="-0.2252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Level_20_1" style:display-name="Level 1" style:family="paragraph" style:parent-style-name="Standard">
      <style:paragraph-properties fo:margin-left="0.5in" fo:margin-right="0in" fo:text-indent="-0.5in" style:auto-text-indent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_20_Heading_20_1_20__2b__20_Left_3a__20__20_0_22_" style:display-name="Style Heading 1 + Left:  0&quot;" style:family="paragraph" style:parent-style-name="Heading_20_1"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>
        <style:tab-stops/>
      </style:paragraph-properties>
      <style:text-properties style:font-name="Arial Black" fo:font-family="'Arial Black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Arial Black" style:font-family-complex="'Arial Black'" style:font-family-generic-complex="swiss" style:font-pitch-complex="variable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Style1" style:family="paragraph" style:parent-style-name="Heading_20_1">
      <style:text-properties fo:font-size="12pt" style:font-size-asian="12pt"/>
    </style:style>
    <style:style style:name="Style2" style:family="paragraph" style:parent-style-name="Heading_20_1">
      <style:text-properties fo:font-size="12pt" style:font-size-asian="12pt" style:font-size-complex="12pt"/>
    </style:style>
    <style:style style:name="Style3" style:family="paragraph" style:parent-style-name="Heading_20_1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Style4" style:family="paragraph" style:parent-style-name="Standard">
      <style:text-properties style:font-weight-complex="bold"/>
    </style:style>
    <style:style style:name="Style_20_26_20_pt_20_Before_3a__20__20_12_20_pt_20_After_3a__20__20_12_20_pt" style:display-name="Style 26 pt Before:  12 pt After:  12 pt" style:family="paragraph" style:parent-style-name="Standard">
      <style:paragraph-properties fo:margin-top="0.0835in" fo:margin-bottom="0.0835in" loext:contextual-spacing="false"/>
      <style:text-properties fo:font-size="26pt" style:font-size-asian="26pt"/>
    </style:style>
    <style:style style:name="Style_20_Heading_20_4_20__2b__20_Bold_20_Underline" style:display-name="Style Heading 4 + Bold Underline" style:family="paragraph" style:parent-style-name="Heading_20_4">
      <style:text-properties style:text-underline-style="solid" style:text-underline-width="auto" style:text-underline-color="font-color"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language="en" fo:country="US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language="en" fo:country="US" style:text-underline-style="solid" style:text-underline-width="auto" style:text-underline-color="font-colo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Style_20_Heading_20_4_20__2b__20_Bold_20_Underline_20_Char" style:display-name="Style Heading 4 + Bold Underline Char" style:family="text" style:parent-style-name="Heading_20_4_20_Char">
      <style:text-properties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4083in" fo:text-indent="-0.25in" fo:margin-left="0.4083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083in" fo:text-indent="-0.25in" fo:margin-left="4.4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56in" table:align="left" style:writing-mode="lr-tb"/>
    </style:style>
    <style:style style:name="Table3.A" style:family="table-column">
      <style:table-column-properties style:column-width="3.3028in"/>
    </style:style>
    <style:style style:name="Table3.B" style:family="table-column">
      <style:table-column-properties style:column-width="0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M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line-height="0.1193in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7in" fo:margin-right="0.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1</text:page-number></text:span></text:p></draw:text-box></draw:frame> <text:s/></text:p>
      </style:footer>
    </style:master-page>
    <style:master-page style:name="Convert_20_1" style:display-name="Convert 1" style:page-layout-name="Mpm1">
      <style:header>
        <text:p text:style-name="MP2">THE CTT PROCESS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Standard">METHOD</text:p>
            </table:table-cell>
            <table:table-cell table:style-name="Table3.A1" office:value-type="string">
              <text:p text:style-name="Standard">TIME</text:p>
            </table:table-cell>
            <table:table-cell table:style-name="Table3.A1" office:value-type="string">
              <text:p text:style-name="Standard">KNOWLEDGE</text:p>
            </table:table-cell>
          </table:table-row>
        </table:table>
        <text:p text:style-name="MP3"/>
      </style:header>
      <style:footer>
        <text:p text:style-name="MP1"><draw:frame draw:style-name="Mfr1" draw:name="Frame2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 <text:s/></text:p>
      </style:footer>
    </style:master-page>
    <style:master-page style:name="Convert_20_2" style:display-name="Convert 2" style:page-layout-name="Mpm1">
      <style:header>
        <text:p text:style-name="Header"/>
      </style:header>
      <style:footer>
        <text:p text:style-name="MP4"><text:span text:style-name="Page_20_Number"><text:span text:style-name="MT2">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 Lesson Plan</dc:title>
    <meta:creation-date>2016-03-21T17:14:02.587950152</meta:creation-date>
    <meta:editing-cycles>4</meta:editing-cycles>
    <meta:editing-duration>PT12M39S</meta:editing-duration>
    <meta:generator>LibreOffice/5.1.0.3$Linux_X86_64 LibreOffice_project/10m0$Build-3</meta:generator>
    <meta:initial-creator>Thomas Hicks</meta:initial-creator>
    <dc:date>2016-03-21T17:26:41.693027339</dc:date>
    <dc:creator>Thomas Hicks</dc:creator>
    <meta:document-statistic meta:table-count="3" meta:image-count="0" meta:object-count="0" meta:page-count="2" meta:paragraph-count="48" meta:word-count="267" meta:character-count="1531" meta:non-whitespace-character-count="1285"/>
    <meta:template xlink:type="simple" xlink:actuate="onRequest" xlink:title="CHE Lesson Plan" xlink:href="../../../../../../.config/libreoffice/4/user/template/CHE%20Lesson%20Plan.ott" meta:date="2016-03-21T17:14:02.209743586"/>
  </office:meta>
</office:document-meta>
</file>